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JetBrainsMono NF Medium1" svg:font-family="'JetBrainsMono NF Medium'" style:font-adornments="Medium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083d27" officeooo:paragraph-rsid="00b1a603" style:font-size-asian="10.5pt" style:font-size-complex="10.5pt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093001" officeooo:paragraph-rsid="00b1a603" style:font-size-asian="10.5pt" style:font-size-complex="10.5pt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9c72cc" officeooo:paragraph-rsid="00b1a603" style:font-size-asian="10.5pt" style:font-size-complex="10.5pt"/>
    </style:style>
    <style:style style:name="P4" style:family="paragraph" style:parent-style-name="pag2">
      <style:text-properties fo:font-size="10.5pt" officeooo:paragraph-rsid="00b1a603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fo:font-size="10.5pt" officeooo:paragraph-rsid="00b1a603" style:font-size-asian="10.5pt" style:font-size-complex="10.5pt"/>
    </style:style>
    <style:style style:name="P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41ef3a" officeooo:paragraph-rsid="0041ef3a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3679b2" officeooo:paragraph-rsid="003679b2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style="normal" officeooo:rsid="00ce4442" officeooo:paragraph-rsid="00ce4442" style:font-size-asian="8pt" style:font-style-asian="normal" style:font-size-complex="8pt" style:font-style-complex="normal"/>
    </style:style>
    <style:style style:name="P1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9pt" fo:font-weight="normal" officeooo:rsid="0041ef3a" officeooo:paragraph-rsid="0041ef3a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Mono NF Medium" fo:font-size="8pt" fo:font-style="normal" fo:font-weight="normal" officeooo:rsid="00b1a603" officeooo:paragraph-rsid="00b1a603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Mono NF Medium" fo:font-size="8pt" fo:font-weight="normal" officeooo:rsid="00991c43" officeooo:paragraph-rsid="00991c43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9pt" fo:font-style="italic" fo:font-weight="normal" officeooo:rsid="00b1a603" officeooo:paragraph-rsid="00b1a603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9pt" fo:font-style="normal" fo:font-weight="normal" officeooo:rsid="00b1a603" officeooo:paragraph-rsid="00b1a603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bold" officeooo:rsid="00781a63" officeooo:paragraph-rsid="00ae3975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163d04" officeooo:paragraph-rsid="00163d04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2ab80e" officeooo:paragraph-rsid="002ef6e1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3679b2" officeooo:paragraph-rsid="003679b2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3a623d" officeooo:paragraph-rsid="003a623d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3cc63b" officeooo:paragraph-rsid="003cc63b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41ef3a" officeooo:paragraph-rsid="0041ef3a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6f3fcd" officeooo:paragraph-rsid="00ca4004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801067" officeooo:paragraph-rsid="00801067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991c43" officeooo:paragraph-rsid="00991c43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style="normal" officeooo:rsid="00d1be2d" officeooo:paragraph-rsid="00d1be2d" style:font-size-asian="9pt" style:font-style-asian="normal" style:font-size-complex="9pt" style:font-style-complex="normal"/>
    </style:style>
    <style:style style:name="P2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style="italic" officeooo:rsid="00d4fe39" officeooo:paragraph-rsid="00d4fe39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style="italic" officeooo:rsid="00df9911" officeooo:paragraph-rsid="00df9911" style:font-size-asian="9pt" style:font-style-asian="italic" style:font-size-complex="9pt" style:font-style-complex="italic"/>
    </style:style>
    <style:style style:name="P2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 Caps" fo:font-size="9pt" officeooo:rsid="00bc6594" officeooo:paragraph-rsid="00ca4004" style:font-size-asian="9pt" style:font-size-complex="9pt"/>
    </style:style>
    <style:style style:name="P2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officeooo:rsid="00bc6594" officeooo:paragraph-rsid="00ca4004" style:font-size-asian="9pt" style:font-size-complex="9pt"/>
    </style:style>
    <style:style style:name="P3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 Caps" fo:font-size="9pt" fo:font-style="italic" officeooo:rsid="00ce4442" officeooo:paragraph-rsid="00ce4442" style:font-size-asian="9pt" style:font-style-asian="italic" style:font-size-complex="9pt" style:font-style-complex="italic"/>
    </style:style>
    <style:style style:name="P3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fo:font-style="italic" officeooo:rsid="00de7c93" officeooo:paragraph-rsid="00de7c93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fo:font-weight="normal" officeooo:rsid="0013c1c2" officeooo:paragraph-rsid="0013c1c2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fo:font-weight="normal" officeooo:rsid="003cc63b" officeooo:paragraph-rsid="003cc63b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fo:font-weight="normal" officeooo:rsid="007df38f" officeooo:paragraph-rsid="007df38f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1" fo:font-size="8pt" fo:font-style="italic" officeooo:rsid="00d4fe39" officeooo:paragraph-rsid="00d4fe39" style:font-size-asian="8pt" style:font-style-asian="italic" style:font-size-complex="8pt" style:font-style-complex="italic"/>
    </style:style>
    <style:style style:name="P3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1" fo:font-size="9pt" fo:font-style="italic" officeooo:rsid="00d706cd" officeooo:paragraph-rsid="00d706cd" style:font-size-asian="9pt" style:font-style-asian="italic" style:font-size-complex="9pt" style:font-style-complex="italic"/>
    </style:style>
    <style:style style:name="P3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9pt" officeooo:paragraph-rsid="00b1a603" style:font-size-asian="9pt" style:font-size-complex="9pt"/>
    </style:style>
    <style:style style:name="P3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Mono NF Medium1" fo:font-size="8pt" fo:font-style="normal" officeooo:rsid="00d4fe39" officeooo:paragraph-rsid="00d4fe39" style:font-size-asian="8pt" style:font-style-asian="normal" style:font-size-complex="8pt" style:font-style-complex="normal"/>
    </style:style>
    <style:style style:name="T1" style:family="text">
      <style:text-properties officeooo:rsid="003019d7"/>
    </style:style>
    <style:style style:name="T2" style:family="text">
      <style:text-properties style:font-name="Latin Modern Roman" fo:font-style="italic" style:font-style-asian="italic" style:font-style-complex="italic"/>
    </style:style>
    <style:style style:name="T3" style:family="text">
      <style:text-properties style:font-name="Latin Modern Roman" fo:font-style="italic" officeooo:rsid="00316630" style:font-style-asian="italic" style:font-style-complex="italic"/>
    </style:style>
    <style:style style:name="T4" style:family="text">
      <style:text-properties style:font-name="Latin Modern Roman" fo:font-style="italic" officeooo:rsid="0038b2d7" style:font-style-asian="italic" style:font-style-complex="italic"/>
    </style:style>
    <style:style style:name="T5" style:family="text">
      <style:text-properties style:font-name="Latin Modern Roman" officeooo:rsid="0038b2d7"/>
    </style:style>
    <style:style style:name="T6" style:family="text">
      <style:text-properties style:font-name="Latin Modern Math"/>
    </style:style>
    <style:style style:name="T7" style:family="text">
      <style:text-properties style:font-name="Latin Modern Math" officeooo:rsid="008f90d5"/>
    </style:style>
    <style:style style:name="T8" style:family="text">
      <style:text-properties style:font-name="Latin Modern Math" officeooo:rsid="009036bd"/>
    </style:style>
    <style:style style:name="T9" style:family="text">
      <style:text-properties style:font-name="Latin Modern Math" officeooo:rsid="00464f9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c7ac9" style:font-style-asian="italic" style:font-style-complex="italic"/>
    </style:style>
    <style:style style:name="T12" style:family="text">
      <style:text-properties fo:font-style="italic" officeooo:rsid="005b06aa" style:font-style-asian="italic" style:font-style-complex="italic"/>
    </style:style>
    <style:style style:name="T13" style:family="text">
      <style:text-properties fo:font-style="italic" officeooo:rsid="00d4770f" style:font-style-asian="italic" style:font-style-complex="italic"/>
    </style:style>
    <style:style style:name="T14" style:family="text">
      <style:text-properties officeooo:rsid="0016e9a3"/>
    </style:style>
    <style:style style:name="T15" style:family="text">
      <style:text-properties officeooo:rsid="00189377"/>
    </style:style>
    <style:style style:name="T16" style:family="text">
      <style:text-properties officeooo:rsid="0019126e"/>
    </style:style>
    <style:style style:name="T17" style:family="text">
      <style:text-properties officeooo:rsid="002de57b"/>
    </style:style>
    <style:style style:name="T18" style:family="text">
      <style:text-properties officeooo:rsid="00374040"/>
    </style:style>
    <style:style style:name="T19" style:family="text">
      <style:text-properties officeooo:rsid="0037fc7d"/>
    </style:style>
    <style:style style:name="T20" style:family="text">
      <style:text-properties officeooo:rsid="003b2362"/>
    </style:style>
    <style:style style:name="T21" style:family="text">
      <style:text-properties officeooo:rsid="003e3598"/>
    </style:style>
    <style:style style:name="T22" style:family="text">
      <style:text-properties officeooo:rsid="00402ea4"/>
    </style:style>
    <style:style style:name="T23" style:family="text">
      <style:text-properties officeooo:rsid="004b4c71"/>
    </style:style>
    <style:style style:name="T24" style:family="text">
      <style:text-properties officeooo:rsid="00564586"/>
    </style:style>
    <style:style style:name="T25" style:family="text">
      <style:text-properties officeooo:rsid="0059e144"/>
    </style:style>
    <style:style style:name="T26" style:family="text">
      <style:text-properties officeooo:rsid="005b06aa"/>
    </style:style>
    <style:style style:name="T27" style:family="text">
      <style:text-properties officeooo:rsid="005c6186"/>
    </style:style>
    <style:style style:name="T28" style:family="text">
      <style:text-properties officeooo:rsid="0062aa1d"/>
    </style:style>
    <style:style style:name="T29" style:family="text">
      <style:text-properties officeooo:rsid="0064953d"/>
    </style:style>
    <style:style style:name="T30" style:family="text">
      <style:text-properties officeooo:rsid="0069a5de"/>
    </style:style>
    <style:style style:name="T31" style:family="text">
      <style:text-properties style:text-position="sub 58%"/>
    </style:style>
    <style:style style:name="T32" style:family="text">
      <style:text-properties style:text-position="0% 100%"/>
    </style:style>
    <style:style style:name="T33" style:family="text">
      <style:text-properties style:text-position="0% 100%" officeooo:rsid="00769554"/>
    </style:style>
    <style:style style:name="T34" style:family="text">
      <style:text-properties style:text-position="0% 100%" officeooo:rsid="007f68ad"/>
    </style:style>
    <style:style style:name="T35" style:family="text">
      <style:text-properties style:text-position="0% 100%" officeooo:rsid="00879ddc"/>
    </style:style>
    <style:style style:name="T36" style:family="text">
      <style:text-properties style:text-position="0% 100%" officeooo:rsid="0088d8da"/>
    </style:style>
    <style:style style:name="T37" style:family="text">
      <style:text-properties style:text-position="0% 100%" officeooo:rsid="008e94d3"/>
    </style:style>
    <style:style style:name="T38" style:family="text">
      <style:text-properties style:text-position="0% 100%" officeooo:rsid="00946315"/>
    </style:style>
    <style:style style:name="T39" style:family="text">
      <style:text-properties style:text-position="0% 100%" style:font-name="Latin Modern Math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font-style="italic" officeooo:rsid="008e94d3" style:font-style-asian="italic" style:font-style-complex="italic"/>
    </style:style>
    <style:style style:name="T42" style:family="text">
      <style:text-properties style:text-position="0% 100%" fo:font-style="italic" officeooo:rsid="00a1055c" style:font-style-asian="italic" style:font-style-complex="italic"/>
    </style:style>
    <style:style style:name="T43" style:family="text">
      <style:text-properties style:text-position="0% 100%" fo:font-style="italic" officeooo:rsid="00c86ced" style:font-style-asian="italic" style:font-style-complex="italic"/>
    </style:style>
    <style:style style:name="T44" style:family="text">
      <style:text-properties style:text-position="0% 100%" fo:font-style="italic" officeooo:rsid="00d01657" style:font-style-asian="italic" style:font-style-complex="italic"/>
    </style:style>
    <style:style style:name="T45" style:family="text">
      <style:text-properties style:text-position="0% 100%" style:font-name="Latin Modern Roman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text-position="0% 100%" style:font-name="Latin Modern Roman" fo:font-style="normal" fo:font-weight="normal" officeooo:rsid="00b523c3" style:font-style-asian="normal" style:font-weight-asian="normal" style:font-style-complex="normal" style:font-weight-complex="normal"/>
    </style:style>
    <style:style style:name="T47" style:family="text">
      <style:text-properties style:text-position="0% 100%" style:font-name="Latin Modern Roman" fo:font-style="normal" fo:font-weight="normal" officeooo:rsid="00b1a603" style:font-style-asian="normal" style:font-weight-asian="normal" style:font-style-complex="normal" style:font-weight-complex="normal"/>
    </style:style>
    <style:style style:name="T48" style:family="text">
      <style:text-properties style:text-position="0% 100%" style:font-name="Latin Modern Roman" fo:font-style="normal" fo:font-weight="normal" officeooo:rsid="00b5b225" style:font-style-asian="normal" style:font-weight-asian="normal" style:font-style-complex="normal" style:font-weight-complex="normal"/>
    </style:style>
    <style:style style:name="T49" style:family="text">
      <style:text-properties style:text-position="0% 100%" style:font-name="Latin Modern Roman" fo:font-style="normal" fo:font-weight="normal" officeooo:rsid="00b1bbc5" style:font-style-asian="normal" style:font-weight-asian="normal" style:font-style-complex="normal" style:font-weight-complex="normal"/>
    </style:style>
    <style:style style:name="T50" style:family="text">
      <style:text-properties style:text-position="0% 100%" style:font-name="Latin Modern Roman" fo:font-style="normal" fo:font-weight="normal" officeooo:rsid="00b8673c" style:font-style-asian="normal" style:font-weight-asian="normal" style:font-style-complex="normal" style:font-weight-complex="normal"/>
    </style:style>
    <style:style style:name="T51" style:family="text">
      <style:text-properties style:text-position="0% 100%" style:font-name="Latin Modern Roman" fo:font-style="normal" fo:font-weight="normal" officeooo:rsid="00bada63" style:font-style-asian="normal" style:font-weight-asian="normal" style:font-style-complex="normal" style:font-weight-complex="normal"/>
    </style:style>
    <style:style style:name="T52" style:family="text">
      <style:text-properties style:text-position="0% 100%" style:font-name="Latin Modern Roman" fo:font-style="normal" fo:font-weight="normal" officeooo:rsid="00be1a1c" style:font-style-asian="normal" style:font-weight-asian="normal" style:font-style-complex="normal" style:font-weight-complex="normal"/>
    </style:style>
    <style:style style:name="T53" style:family="text">
      <style:text-properties style:text-position="0% 100%" style:font-name="Latin Modern Roman" fo:font-style="normal" fo:font-weight="normal" officeooo:rsid="00d01657" style:font-style-asian="normal" style:font-weight-asian="normal" style:font-style-complex="normal" style:font-weight-complex="normal"/>
    </style:style>
    <style:style style:name="T54" style:family="text">
      <style:text-properties style:text-position="0% 100%" style:font-name="Latin Modern Roman" fo:font-style="normal" fo:font-weight="normal" officeooo:rsid="00ca4004" style:font-style-asian="normal" style:font-weight-asian="normal" style:font-style-complex="normal" style:font-weight-complex="normal"/>
    </style:style>
    <style:style style:name="T55" style:family="text">
      <style:text-properties style:text-position="0% 100%" style:font-name="Latin Modern Roman" fo:font-style="normal" fo:font-weight="normal" officeooo:rsid="00c043b2" style:font-style-asian="normal" style:font-weight-asian="normal" style:font-style-complex="normal" style:font-weight-complex="normal"/>
    </style:style>
    <style:style style:name="T56" style:family="text">
      <style:text-properties style:text-position="0% 100%" style:font-name="Latin Modern Roman" fo:font-style="normal" style:font-style-asian="normal" style:font-style-complex="normal"/>
    </style:style>
    <style:style style:name="T57" style:family="text">
      <style:text-properties style:text-position="0% 100%" style:font-name="Latin Modern Roman" fo:font-style="normal" officeooo:rsid="00d8f0b1" style:font-style-asian="normal" style:font-style-complex="normal"/>
    </style:style>
    <style:style style:name="T58" style:family="text">
      <style:text-properties style:text-position="0% 100%" style:font-name="Latin Modern Roman" fo:font-style="italic" fo:font-weight="normal" officeooo:rsid="00bada63" style:font-style-asian="italic" style:font-weight-asian="normal" style:font-style-complex="italic" style:font-weight-complex="normal"/>
    </style:style>
    <style:style style:name="T59" style:family="text">
      <style:text-properties style:text-position="0% 100%" style:font-name="Latin Modern Roman" fo:font-style="italic" fo:font-weight="normal" officeooo:rsid="00b8673c" style:font-style-asian="italic" style:font-weight-asian="normal" style:font-style-complex="italic" style:font-weight-complex="normal"/>
    </style:style>
    <style:style style:name="T60" style:family="text">
      <style:text-properties style:text-position="0% 100%" style:font-name="Latin Modern Roman" fo:font-style="italic" fo:font-weight="normal" officeooo:rsid="00be1a1c" style:font-style-asian="italic" style:font-weight-asian="normal" style:font-style-complex="italic" style:font-weight-complex="normal"/>
    </style:style>
    <style:style style:name="T61" style:family="text">
      <style:text-properties style:text-position="0% 100%" style:font-name="Latin Modern Roman" fo:font-style="italic" fo:font-weight="normal" officeooo:rsid="00c043b2" style:font-style-asian="italic" style:font-weight-asian="normal" style:font-style-complex="italic" style:font-weight-complex="normal"/>
    </style:style>
    <style:style style:name="T62" style:family="text">
      <style:text-properties style:text-position="0% 100%" style:font-name="Latin Modern Roman" fo:font-weight="normal" style:font-weight-asian="normal" style:font-weight-complex="normal"/>
    </style:style>
    <style:style style:name="T63" style:family="text">
      <style:text-properties style:text-position="0% 100%" style:font-name="Latin Modern Roman" fo:font-weight="normal" officeooo:rsid="00c043b2" style:font-weight-asian="normal" style:font-weight-complex="normal"/>
    </style:style>
    <style:style style:name="T64" style:family="text">
      <style:text-properties style:text-position="0% 100%" style:font-name="Latin Modern Roman" officeooo:rsid="00d8f0b1"/>
    </style:style>
    <style:style style:name="T65" style:family="text">
      <style:text-properties style:text-position="0% 100%" style:font-name="Latin Modern Roman" officeooo:rsid="00e645cd"/>
    </style:style>
    <style:style style:name="T66" style:family="text">
      <style:text-properties style:text-position="0% 100%" officeooo:rsid="00c3da07"/>
    </style:style>
    <style:style style:name="T67" style:family="text">
      <style:text-properties style:text-position="0% 100%" officeooo:rsid="00c71d2d"/>
    </style:style>
    <style:style style:name="T68" style:family="text">
      <style:text-properties style:text-position="0% 100%" officeooo:rsid="00c86ced"/>
    </style:style>
    <style:style style:name="T69" style:family="text">
      <style:text-properties style:text-position="0% 100%" officeooo:rsid="00cb84bc"/>
    </style:style>
    <style:style style:name="T70" style:family="text">
      <style:text-properties style:text-position="0% 100%" officeooo:rsid="00d4770f"/>
    </style:style>
    <style:style style:name="T71" style:family="text">
      <style:text-properties style:text-position="0% 100%" fo:font-style="normal" style:font-style-asian="normal" style:font-style-complex="normal"/>
    </style:style>
    <style:style style:name="T72" style:family="text">
      <style:text-properties style:text-position="0% 100%" fo:font-style="normal" officeooo:rsid="00dccdb6" style:font-style-asian="normal" style:font-style-complex="normal"/>
    </style:style>
    <style:style style:name="T73" style:family="text">
      <style:text-properties style:text-position="0% 100%" fo:font-style="normal" officeooo:rsid="00d8f0b1" style:font-style-asian="normal" style:font-style-complex="normal"/>
    </style:style>
    <style:style style:name="T74" style:family="text">
      <style:text-properties style:text-position="0% 100%" fo:font-style="normal" officeooo:rsid="00e099ea" style:font-style-asian="normal" style:font-style-complex="normal"/>
    </style:style>
    <style:style style:name="T75" style:family="text">
      <style:text-properties style:text-position="0% 100%" fo:font-style="normal" officeooo:rsid="00e1f67b" style:font-style-asian="normal" style:font-style-complex="normal"/>
    </style:style>
    <style:style style:name="T76" style:family="text">
      <style:text-properties style:text-position="0% 100%" fo:font-style="normal" officeooo:rsid="00e32d2f" style:font-style-asian="normal" style:font-style-complex="normal"/>
    </style:style>
    <style:style style:name="T77" style:family="text">
      <style:text-properties style:text-position="0% 100%" fo:font-style="normal" officeooo:rsid="00e4fcb1" style:font-style-asian="normal" style:font-style-complex="normal"/>
    </style:style>
    <style:style style:name="T7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style:text-position="0% 100%" fo:font-style="normal" fo:font-weight="normal" officeooo:rsid="00d2d382" style:font-style-asian="normal" style:font-weight-asian="normal" style:font-style-complex="normal" style:font-weight-complex="normal"/>
    </style:style>
    <style:style style:name="T80" style:family="text">
      <style:text-properties style:text-position="0% 100%" fo:font-style="normal" fo:font-weight="normal" officeooo:rsid="00cd55b7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tyle="normal" fo:font-weight="normal" officeooo:rsid="00cb84bc" style:font-style-asian="normal" style:font-weight-asian="normal" style:font-style-complex="normal" style:font-weight-complex="normal"/>
    </style:style>
    <style:style style:name="T82" style:family="text">
      <style:text-properties style:text-position="0% 100%" officeooo:rsid="00dcd23c"/>
    </style:style>
    <style:style style:name="T83" style:family="text">
      <style:text-properties officeooo:rsid="0070cc59"/>
    </style:style>
    <style:style style:name="T84" style:family="text">
      <style:text-properties style:font-name="JetBrainsMono NF Medium"/>
    </style:style>
    <style:style style:name="T85" style:family="text">
      <style:text-properties officeooo:rsid="00960c8c"/>
    </style:style>
    <style:style style:name="T86" style:family="text">
      <style:text-properties officeooo:rsid="009ab671"/>
    </style:style>
    <style:style style:name="T87" style:family="text">
      <style:text-properties officeooo:rsid="009f2661"/>
    </style:style>
    <style:style style:name="T88" style:family="text">
      <style:text-properties officeooo:rsid="00547500"/>
    </style:style>
    <style:style style:name="T89" style:family="text">
      <style:text-properties officeooo:rsid="0084fb3e"/>
    </style:style>
    <style:style style:name="T90" style:family="text">
      <style:text-properties officeooo:rsid="00797254"/>
    </style:style>
    <style:style style:name="T91" style:family="text">
      <style:text-properties officeooo:rsid="0082a684"/>
    </style:style>
    <style:style style:name="T92" style:family="text">
      <style:text-properties officeooo:rsid="00944ae3"/>
    </style:style>
    <style:style style:name="T93" style:family="text">
      <style:text-properties officeooo:rsid="0092a8e9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b93f26" style:font-style-asian="normal" style:font-style-complex="normal"/>
    </style:style>
    <style:style style:name="T96" style:family="text">
      <style:text-properties officeooo:rsid="00a389bb"/>
    </style:style>
    <style:style style:name="T97" style:family="text">
      <style:text-properties officeooo:rsid="00a62646"/>
    </style:style>
    <style:style style:name="T98" style:family="text">
      <style:text-properties officeooo:rsid="0044a81e"/>
    </style:style>
    <style:style style:name="T99" style:family="text">
      <style:text-properties officeooo:rsid="00ae3975"/>
    </style:style>
    <style:style style:name="T100" style:family="text">
      <style:text-properties officeooo:rsid="00d4770f"/>
    </style:style>
    <style:style style:name="T101" style:family="text">
      <style:text-properties style:text-position="super 58%" officeooo:rsid="00d4770f"/>
    </style:style>
    <style:style style:name="T102" style:family="text">
      <style:text-properties style:text-position="super 58%" style:font-name="Latin Modern Roman" fo:font-style="normal" officeooo:rsid="00e645cd" style:font-style-asian="normal" style:font-style-complex="normal"/>
    </style:style>
    <style:style style:name="T103" style:family="text">
      <style:text-properties officeooo:rsid="00d554c5"/>
    </style:style>
    <style:style style:name="T104" style:family="text">
      <style:text-properties fo:font-size="8pt" style:font-size-asian="8pt" style:font-size-complex="8pt"/>
    </style:style>
    <style:style style:name="T105" style:family="text">
      <style:text-properties fo:font-size="8pt" officeooo:rsid="00724bce" style:font-size-asian="8pt" style:font-size-complex="8pt"/>
    </style:style>
    <style:style style:name="T106" style:family="text">
      <style:text-properties fo:font-size="8pt" officeooo:rsid="00d9b349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0">Disclaimer</text:span> – <text:span text:style-name="T89">A</text:span><text:span text:style-name="T90">ntes de se iniciar a leitura deste relatório, deve-se saber que: em todos os testes, foi utilizado um vetor de 100000 elementos; para os algoritmos de busca, assume-se que o vetor está ordenado; </text:span><text:span text:style-name="T91">todos os algoritmos descritos neste relatório foram implementados </text:span><text:span text:style-name="T92">em C, </text:span><text:span text:style-name="T91">de maneira recursiva, e o teste de cada um deles está neste diretório; </text:span><text:span text:style-name="T99">em “main.c”, todos os algoritmos são testados de uma vez, com números aleatórios em um vetor de 100000 elementos;</text:span><text:span text:style-name="T91"> </text:span><text:span text:style-name="T93">todos os testes foram feitos no Fedora Linux 38.</text:span></text:p>
      <text:p text:style-name="P32">I. Busca sequencial <text:span text:style-name="T26">ingênua</text:span></text:p>
      <text:p text:style-name="P16">A <text:span text:style-name="T10">busca sequencial </text:span><text:span text:style-name="T12">ingênua</text:span> é um algoritmo de busca <text:span text:style-name="T15">feito com a intenção </text:span><text:span text:style-name="T16">de</text:span> <text:span text:style-name="T14">verificar</text:span> os elementos do vetor <text:span text:style-name="T17">sequencialmente</text:span>, até que se ache o valor desejado <text:span text:style-name="T25">ou um elemento menor </text:span><text:span text:style-name="T27">que esse valor.</text:span></text:p>
      <text:p text:style-name="P17"><text:span text:style-name="T10">Melhor caso</text:span> –<text:span text:style-name="T6"> </text:span><text:span text:style-name="T9">Temos </text:span><text:span text:style-name="T6">a seguinte saída:</text:span></text:p>
      <text:p text:style-name="P37">T<text:span text:style-name="T84">empo de exec. da busca sequencial: 0.000000s</text:span></text:p>
      <text:p text:style-name="P8">Comparações feitas: 1</text:p>
      <text:p text:style-name="P8">99999 está na posição 99999</text:p>
      <text:p text:style-name="P18">Ocorreu apenas uma única comparação, e o valor foi encontrado quase que imediatamente. <text:span text:style-name="T18">Isso aconteceu pois o valor a ser encontrado estava na primeira posição </text:span><text:span text:style-name="T24">a ser </text:span><text:span text:style-name="T18">verif</text:span><text:span text:style-name="T19">icada no vetor.</text:span></text:p>
      <text:p text:style-name="P18"><text:span text:style-name="T10">Pior caso</text:span> – <text:span text:style-name="T88">T</text:span>emos um comportamento bem diferente na saída dada pelo programa:</text:p>
      <text:p text:style-name="P7">Tempo de exec. da busca sequencial: 0.003<text:span text:style-name="T29">195</text:span>s</text:p>
      <text:p text:style-name="P7">Comparações feitas: <text:span text:style-name="T97">99999</text:span></text:p>
      <text:p text:style-name="P7">-1<text:span text:style-name="T28">0</text:span> está na posição -1</text:p>
      <text:p text:style-name="P7">-1<text:span text:style-name="T87">0</text:span> não está no vetor</text:p>
      <text:p text:style-name="P19">Percebe-se uma drástica diferença <text:span text:style-name="T21">no </text:span>número de comparações feitas e <text:span text:style-name="T22">n</text:span>o tempo de execução. Isso ocorre pois todos os elementos do vetor foram ver<text:span text:style-name="T20">i</text:span>ficados.</text:p>
      <text:p text:style-name="P33">II. Busca binária</text:p>
      <text:p text:style-name="P20">A <text:span text:style-name="T10">busca binária</text:span> é um algoritmo de busca que divide o vetor pela metade repetidamente até que se ache o valor desejado <text:span text:style-name="T23">(divisão e conquista)</text:span>.</text:p>
      <text:p text:style-name="P21"><text:span text:style-name="T10">Melhor </text:span><text:span text:style-name="T11">e pior caso</text:span> – T<text:span text:style-name="T98">emos a seguinte saída:</text:span></text:p>
      <text:p text:style-name="P10"><text:span text:style-name="T106">T</text:span><text:span text:style-name="T104">empo de exec. da busca binária: 0.0000</text:span><text:span text:style-name="T105">01</text:span><text:span text:style-name="T104">s</text:span></text:p>
      <text:p text:style-name="P6">Comparações feitas: <text:span text:style-name="T30">17</text:span></text:p>
      <text:p text:style-name="P6">0 está na posição 0</text:p>
      <text:p text:style-name="P22">Foi considerado o pior caso para <text:span text:style-name="T83">a </text:span>execução deste algoritmo, pois a diferença entre e<text:span text:style-name="T85">sse e o melhor </text:span><text:span text:style-name="T86">caso</text:span><text:span text:style-name="T85"> é </text:span>de apenas uma comparação. Logo, podemos dizer que o melhor caso é aproximadamente igual ao pio<text:span text:style-name="T96">r</text:span>, que é de <text:span text:style-name="T10">floor</text:span>(log<text:span text:style-name="T31">2</text:span><text:span text:style-name="T32">(</text:span><text:span text:style-name="T42">n</text:span><text:span text:style-name="T32">)) </text:span><text:span text:style-name="T38">+ 1. </text:span><text:span text:style-name="T66">Comparando os custos de ambos os algoritmos de busca, </text:span><text:span text:style-name="T67">conclui-se que </text:span><text:span text:style-name="T68">a</text:span><text:span text:style-name="T43"> </text:span><text:span text:style-name="T44">busca binária</text:span><text:span text:style-name="T43"> </text:span><text:span text:style-name="T68">é uma opção melhor que a </text:span><text:span text:style-name="T44">busca sequencial ingênua</text:span><text:span text:style-name="T68">, </text:span><text:span text:style-name="T69">na maioria dos casos.</text:span></text:p>
      <text:p text:style-name="P34"><text:span text:style-name="T33">I</text:span><text:span text:style-name="T32">II. Inserti</text:span><text:span text:style-name="T34">on sort</text:span></text:p>
      <text:p text:style-name="P23"><text:span text:style-name="T34">O </text:span><text:span text:style-name="T40">insertion sort</text:span><text:span text:style-name="T32"> é um </text:span><text:span text:style-name="T36">a</text:span><text:span text:style-name="T35">lgoritmo de ordenação que “insere” valores em sub-vetores ordenados que pertencem ao vetor principal. </text:span><text:span text:style-name="T37">A inserção ocorre até que o vetor todo esteja ordenado.</text:span></text:p>
      <text:p text:style-name="P24"><text:span text:style-name="T41">M</text:span><text:span text:style-name="T40">elhor caso</text:span><text:span text:style-name="T32"> –</text:span><text:span text:style-name="T39"> </text:span><text:span text:style-name="T32">Temos a seguinte saída:</text:span></text:p>
      <text:p text:style-name="P12">Tempo de exec. do insertion sort: 0.002880s</text:p>
      <text:p text:style-name="P12">Comparações feitas: 99999</text:p>
      <text:p text:style-name="P13"><text:span text:style-name="T94">Percebe-se um evento quase linear no melhor caso do algoritmo, no qual ocorrem</text:span> n –<text:span text:style-name="T94"> 1 comparações no total (aproximadamente </text:span>n<text:span text:style-name="T94">). </text:span><text:span text:style-name="T95">A eficiência se deve ao fato de que só é feita uma comparação por chamada recursiva, e não ocorre nenhuma troca entre elementos do vetor.</text:span></text:p>
      <text:p text:style-name="P13">Pior caso<text:span text:style-name="T94"> – No pior caso, temos um comportamento drasticamente diferente:</text:span></text:p>
      <text:p text:style-name="P11">Tempo de exec. do insertion sort: 25.013393s</text:p>
      <text:p text:style-name="P11">Comparações feitas: 4999950000</text:p>
      <text:p text:style-name="P38"><text:span text:style-name="T46">T</text:span><text:span text:style-name="T47">emos um tempo de execução enorme, de 2</text:span><text:span text:style-name="T48">5 </text:span><text:span text:style-name="T47">segundos, com </text:span><text:span text:style-name="T49">praticamente 5 bilhões de comparações. </text:span><text:span text:style-name="T50">Isso se deve ao fato de que o vetor está em ordem decrescente, fazendo com que aconteçam </text:span><text:span text:style-name="T58">n –</text:span><text:span text:style-name="T51"> 1 </text:span><text:span text:style-name="T50">trocas e</text:span><text:span text:style-name="T59"> </text:span><text:span text:style-name="T58">n </text:span><text:span text:style-name="T51">– 1 </text:span><text:span text:style-name="T50">comparações em todas as chamadas recursivas do algoritmo, aumentando significativamente o número de comparações </text:span><text:span text:style-name="T51">e o tempo de execução.</text:span></text:p>
      <text:p text:style-name="P29"><text:span text:style-name="T79">I</text:span><text:span text:style-name="T80">V</text:span><text:span text:style-name="T78">. Selection sor</text:span><text:span text:style-name="T81">t</text:span></text:p>
      <text:p text:style-name="P28"><text:span text:style-name="T52">O </text:span><text:span text:style-name="T60">selection sort</text:span><text:span text:style-name="T52"> é um algoritmo de ordenação que </text:span><text:span text:style-name="T53">seleciona</text:span><text:span text:style-name="T52"> o menor elemento do vetor e o </text:span><text:span text:style-name="T54">coloca</text:span><text:span text:style-name="T52"> na primeira posição (considerando a atual chamada recursiva). O processo se repete até que o vetor esteja todo ordenado. </text:span><text:span text:style-name="T55">Pode ser um algoritmo bem custoso, pois faz </text:span><text:span text:style-name="T61">n</text:span><text:span text:style-name="T55"> – 1 comparações em todas as chamadas recursivas, sem exceção.</text:span></text:p>
      <text:p text:style-name="P30"><text:span text:style-name="T63">M</text:span><text:span text:style-name="T62">elhor caso – </text:span><text:span text:style-name="T45">Temos a seguinte saída:</text:span></text:p>
      <text:p text:style-name="P9">Tempo de exec. do <text:span text:style-name="T103">selection</text:span> sort: 11.414272s</text:p>
      <text:p text:style-name="P9">Comparações feitas: 4999950000</text:p>
      <text:p text:style-name="P25"><text:soft-page-break/>Temos <text:span text:style-name="T100">11.4 segundos de tempo de execução e quase 5 bilhões de comparações no melhor caso. Isso se deve ao fato do algoritmo custar </text:span><text:span text:style-name="T13">n</text:span><text:span text:style-name="T101">2 </text:span><text:span text:style-name="T70">comparações </text:span><text:span text:style-name="T82">com qualquer vetor de entrada (inclusive um já ordenado).</text:span></text:p>
      <text:p text:style-name="P26"><text:span text:style-name="T70">P</text:span><text:span text:style-name="T32">ior caso – </text:span><text:span text:style-name="T71">Não muito diferente do melhor caso, temos:</text:span></text:p>
      <text:p text:style-name="P35"><text:span text:style-name="T71">Tempo de exec. do </text:span><text:span text:style-name="T72">selection</text:span><text:span text:style-name="T71"> sort: 11.672896s</text:span></text:p>
      <text:p text:style-name="P39">Comparações feitas: 4999950000</text:p>
      <text:p text:style-name="P36"><text:span text:style-name="T56">O desempenho de ambos os casos é similar, pois o algoritmo é executado da mesma forma para todos os cenários. </text:span><text:span text:style-name="T57">Podemos perceber que, apesar de todos os casos apresentarem</text:span><text:span text:style-name="T64"> </text:span><text:span text:style-name="T65">n</text:span><text:span text:style-name="T102">2</text:span><text:span text:style-name="T64"> </text:span><text:span text:style-name="T57">comparações, este algoritmo é melhor que o </text:span><text:span text:style-name="T64">insertion sort </text:span><text:span text:style-name="T57">no pior caso, se considerarmos o tempo de execução.</text:span></text:p>
      <text:p text:style-name="P31"><text:span text:style-name="T73">V</text:span><text:span text:style-name="T71">I. Quicksort</text:span></text:p>
      <text:p text:style-name="P27"><text:span text:style-name="T71">O </text:span><text:span text:style-name="T32">quicksort</text:span><text:span text:style-name="T71"> é um algoritmo de ordenação que seleciona um pivô e particiona o vetor de maneira que apenas elementos menores que </text:span><text:span text:style-name="T76">ele</text:span><text:span text:style-name="T71"> estejam à esquerda, e </text:span><text:span text:style-name="T76">maiores que ele</text:span><text:span text:style-name="T74"> </text:span><text:span text:style-name="T75">estejam </text:span><text:span text:style-name="T71">à direita.</text:span><text:span text:style-name="T77"> Esse processo ocorre recursivamente até que o vetor todo esteja ordenado.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JetBrainsMono NF Medium1" svg:font-family="'JetBrainsMono NF Medium'" style:font-adornments="Medium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g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family="'Latin Modern Math'" style:font-pitch="variable" fo:font-size="12pt" officeooo:rsid="0007c68c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083d27" officeooo:paragraph-rsid="00b1a603" style:font-size-asian="10.5pt" style:font-size-complex="10.5pt"/>
    </style:style>
    <style:style style:name="MP2" style:family="paragraph" style:parent-style-name="pag2">
      <style:text-properties fo:font-size="10.5pt" officeooo:paragraph-rsid="00b1a603" style:font-size-asian="10.5pt" style:font-size-complex="10.5pt"/>
    </style:style>
    <style:style style:name="MP3" style:family="paragraph" style:parent-style-name="Standard">
      <style:paragraph-properties fo:text-align="center" style:justify-single-word="false"/>
      <style:text-properties fo:font-size="10.5pt" officeooo:paragraph-rsid="00b1a603" style:font-size-asian="10.5pt" style:font-size-complex="10.5pt"/>
    </style:style>
    <style:style style:name="MP4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093001" officeooo:paragraph-rsid="00b1a603" style:font-size-asian="10.5pt" style:font-size-complex="10.5pt"/>
    </style:style>
    <style:style style:name="MP5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9c72cc" officeooo:paragraph-rsid="00b1a603" style:font-size-asian="10.5pt" style:font-size-complex="10.5pt"/>
    </style:style>
    <style:style style:name="MT1" style:family="text">
      <style:text-properties officeooo:rsid="003019d7"/>
    </style:style>
    <style:style style:name="MT2" style:family="text">
      <style:text-properties style:font-name="Latin Modern Roman" fo:font-style="italic" officeooo:rsid="00316630" style:font-style-asian="italic" style:font-style-complex="italic"/>
    </style:style>
    <style:style style:name="MT3" style:family="text">
      <style:text-properties style:font-name="Latin Modern Roman" fo:font-style="italic" style:font-style-asian="italic" style:font-style-complex="italic"/>
    </style:style>
    <style:style style:name="MT4" style:family="text">
      <style:text-properties style:font-name="Latin Modern Roman" fo:font-style="italic" officeooo:rsid="0038b2d7" style:font-style-asian="italic" style:font-style-complex="italic"/>
    </style:style>
    <style:style style:name="MT5" style:family="text">
      <style:text-properties style:font-name="Latin Modern Roman" officeooo:rsid="0038b2d7"/>
    </style:style>
    <style:style style:name="MT6" style:family="text">
      <style:text-properties style:font-name="Latin Modern Math" officeooo:rsid="008f90d5"/>
    </style:style>
    <style:style style:name="MT7" style:family="text">
      <style:text-properties style:font-name="Latin Modern Math" officeooo:rsid="009036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Algoritmos e Estruturas de Dados II – Relatório (Ordenação)</text:p>
        <text:p text:style-name="MP2">Caio Eduardo Ferreira de Miranda (GRR20232359<text:span text:style-name="MT1">)</text:span></text:p>
        <text:p text:style-name="MP3"><text:span text:style-name="MT2">Departamento de Informática – </text:span><text:span text:style-name="MT3">Universidade</text:span><text:span text:style-name="MT4"> Federal do Paraná</text:span><text:span text:style-name="MT5"> </text:span><text:span text:style-name="MT6">(</text:span><text:span text:style-name="MT7">UFPR</text:span><text:span text:style-name="MT6">)</text:span></text:p>
        <text:p text:style-name="MP4">Curitiba, Brasil</text:p>
        <text:p text:style-name="MP5">caio.miranda@ufpr.br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53:57.953011619</meta:creation-date>
    <dc:date>2023-10-06T01:11:18.375409916</dc:date>
    <meta:editing-duration>PT8H5M46S</meta:editing-duration>
    <meta:editing-cycles>204</meta:editing-cycles>
    <meta:generator>LibreOffice/7.5.7.1$Linux_X86_64 LibreOffice_project/50$Build-1</meta:generator>
    <meta:document-statistic meta:table-count="0" meta:image-count="0" meta:object-count="0" meta:page-count="2" meta:paragraph-count="48" meta:word-count="767" meta:character-count="4667" meta:non-whitespace-character-count="3934"/>
  </office:meta>
</office:document-meta>
</file>